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347" officeooo:paragraph-rsid="0018434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er</text:p>
      <text:p text:style-name="P1"/>
      <text:p text:style-name="P1"><draw:frame draw:style-name="fr1" draw:name="Object1" text:anchor-type="char" svg:width="14.101cm" svg:height="9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21:57.501118576</meta:creation-date>
    <dc:date>2021-10-15T15:23:00.271393914</dc:date>
    <meta:editing-duration>PT1M4S</meta:editing-duration>
    <meta:editing-cycles>1</meta:editing-cycles>
    <meta:document-statistic meta:table-count="0" meta:image-count="0" meta:object-count="1" meta:page-count="1" meta:paragraph-count="1" meta:word-count="1" meta:character-count="5" meta:non-whitespace-character-count="5"/>
    <meta:generator>LibreOfficeDev/7.3.0.0.alpha0$Linux_X86_64 LibreOffice_project/bb3bd170f7950968a8dece40534b164010e79c04</meta:generator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<office:scripts/><office:font-face-decls><style:font-face style:name="Liberation Sans" svg:font-family="&apos;Liberation Sans&apos;" style:font-family-generic="roman" style:font-pitch="variable"/><style:font-face style:name="Liberation Serif" svg:font-family="&apos;Liberation Serif&apos;" style:font-family-generic="roman" style:font-pitch="variable"/><style:font-face style:name="Lucida Sans" svg:font-family="&apos;Lucida Sans&apos;" style:font-family-generic="system" style:font-pitch="variable"/><style:font-face style:name="Noto Sans" svg:font-family="&apos;Noto Sans&apos;" style:font-family-generic="roman" style:font-pitch="variable"/><style:font-face style:name="Segoe UI" svg:font-family="&apos;Segoe UI&apos;" style:font-family-generic="system" style:font-pitch="variable"/><style:font-face style:name="Tahoma" svg:font-family="Tahoma" style:font-family-generic="system" style:font-pitch="variable"/></office:font-face-decls><office:automatic-styles><style:style style:name="dp1" style:family="drawing-page"/><style:style style:name="gr1" style:family="graphic" style:parent-style-name="standard"><style:graphic-properties draw:stroke="none" svg:stroke-color="#000000" draw:fill="none" draw:fill-color="#ffffff" fo:min-height="1.75cm"/><style:paragraph-properties style:writing-mode="lr-tb"/></style:style><style:style style:name="P1" style:family="paragraph"><loext:graphic-properties draw:fill="none" draw:fill-color="#ffffff"/></style:style><text:list-style style:name="L1"><text:list-level-style-bullet text:level="1" text:bullet-char="●"><style:list-level-properties text:min-label-width="0.6cm"/><style:text-properties fo:font-family="StarSymbol" style:use-window-font-color="true" fo:font-size="45%"/></text:list-level-style-bullet><text:list-level-style-bullet text:level="2" text:bullet-char="●"><style:list-level-properties text:space-before="0.6cm" text:min-label-width="0.6cm"/><style:text-properties fo:font-family="StarSymbol" style:use-window-font-color="true" fo:font-size="45%"/></text:list-level-style-bullet><text:list-level-style-bullet text:level="3" text:bullet-char="●"><style:list-level-properties text:space-before="1.2cm" text:min-label-width="0.6cm"/><style:text-properties fo:font-family="StarSymbol" style:use-window-font-color="true" fo:font-size="45%"/></text:list-level-style-bullet><text:list-level-style-bullet text:level="4" text:bullet-char="●"><style:list-level-properties text:space-before="1.8cm" text:min-label-width="0.6cm"/><style:text-properties fo:font-family="StarSymbol" style:use-window-font-color="true" fo:font-size="45%"/></text:list-level-style-bullet><text:list-level-style-bullet text:level="5" text:bullet-char="●"><style:list-level-properties text:space-before="2.4cm" text:min-label-width="0.6cm"/><style:text-properties fo:font-family="StarSymbol" style:use-window-font-color="true" fo:font-size="45%"/></text:list-level-style-bullet><text:list-level-style-bullet text:level="6" text:bullet-char="●"><style:list-level-properties text:space-before="3cm" text:min-label-width="0.6cm"/><style:text-properties fo:font-family="StarSymbol" style:use-window-font-color="true" fo:font-size="45%"/></text:list-level-style-bullet><text:list-level-style-bullet text:level="7" text:bullet-char="●"><style:list-level-properties text:space-before="3.6cm" text:min-label-width="0.6cm"/><style:text-properties fo:font-family="StarSymbol" style:use-window-font-color="true" fo:font-size="45%"/></text:list-level-style-bullet><text:list-level-style-bullet text:level="8" text:bullet-char="●"><style:list-level-properties text:space-before="4.2cm" text:min-label-width="0.6cm"/><style:text-properties fo:font-family="StarSymbol" style:use-window-font-color="true" fo:font-size="45%"/></text:list-level-style-bullet><text:list-level-style-bullet text:level="9" text:bullet-char="●"><style:list-level-properties text:space-before="4.8cm" text:min-label-width="0.6cm"/><style:text-properties fo:font-family="StarSymbol" style:use-window-font-color="true" fo:font-size="45%"/></text:list-level-style-bullet><text:list-level-style-bullet text:level="10" text:bullet-char="●"><style:list-level-properties text:space-before="5.4cm" text:min-label-width="0.6cm"/><style:text-properties fo:font-family="StarSymbol" style:use-window-font-color="true" fo:font-size="45%"/></text:list-level-style-bullet></text:list-style></office:automatic-styles><office:body><office:drawing><draw:page draw:name="page1" draw:style-name="dp1" draw:master-page-name="Default"><draw:frame draw:style-name="gr1" draw:text-style-name="P1" draw:layer="layout" svg:width="3.25cm" svg:height="2cm" svg:x="2cm" svg:y="2.25cm"><draw:text-box><text:p>Inner</text:p></draw:text-box></draw:frame></draw:page></office:drawing></office:body></office:document-contentt>
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